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66d2" officeooo:paragraph-rsid="001c66d2"/>
    </style:style>
    <style:style style:name="P2" style:family="paragraph" style:parent-style-name="Standard">
      <style:paragraph-properties fo:text-align="start" style:justify-single-word="false"/>
      <style:text-properties officeooo:rsid="001c66d2" officeooo:paragraph-rsid="001c66d2"/>
    </style:style>
    <style:style style:name="P3" style:family="paragraph" style:parent-style-name="Standard">
      <style:paragraph-properties fo:text-align="start" style:justify-single-word="false"/>
      <style:text-properties style:font-name="Arial" fo:font-size="9pt" fo:font-style="normal" style:text-underline-style="solid" style:text-underline-width="auto" style:text-underline-color="font-color" fo:font-weight="bold" officeooo:rsid="001c66d2" officeooo:paragraph-rsid="001c66d2" style:font-size-asian="9pt" style:font-style-asian="normal" style:font-weight-asian="bold" style:font-size-complex="9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fo:font-style="normal" style:text-underline-style="solid" style:text-underline-width="auto" style:text-underline-color="font-color" fo:font-weight="bold" officeooo:rsid="001c66d2" officeooo:paragraph-rsid="001cfee7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9pt" fo:font-style="normal" style:text-underline-style="none" fo:font-weight="normal" officeooo:rsid="001c66d2" officeooo:paragraph-rsid="001c66d2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fo:font-style="normal" style:text-underline-style="none" fo:font-weight="normal" officeooo:rsid="001c66d2" officeooo:paragraph-rsid="001cfee7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9pt" fo:font-style="normal" style:text-underline-style="none" fo:font-weight="normal" officeooo:rsid="001cfee7" officeooo:paragraph-rsid="001cfee7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9pt" fo:font-style="normal" style:text-underline-style="none" fo:font-weight="normal" officeooo:rsid="001e5b83" officeooo:paragraph-rsid="001e5b83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style="normal" style:text-underline-style="none" fo:font-weight="normal" officeooo:rsid="001c66d2" officeooo:paragraph-rsid="001cfee7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style="normal" style:text-underline-style="none" fo:font-weight="normal" officeooo:rsid="001c66d2" officeooo:paragraph-rsid="001c66d2" style:font-size-asian="8pt" style:font-style-asian="normal" style:font-weight-asian="normal" style:font-size-complex="8pt" style:font-style-complex="normal" style:font-weight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</style:style>
    <style:style style:name="T1" style:family="text">
      <style:text-properties officeooo:rsid="001cfee7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e5b83" style:font-size-asian="8pt" style:font-size-complex="8pt"/>
    </style:style>
    <style:style style:name="T4" style:family="text">
      <style:text-properties fo:font-size="8pt" officeooo:rsid="001cfee7" style:font-size-asian="8pt" style:font-size-complex="8pt"/>
    </style:style>
    <style:style style:name="T5" style:family="text">
      <style:text-properties officeooo:rsid="001e5b83"/>
    </style:style>
    <style:style style:name="gr1" style:family="graphic">
      <style:graphic-properties draw:stroke="none" svg:stroke-color="#000000" draw:fill="none" draw:fill-color="#ffffff" fo:min-height="1.08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1.376cm" fo:min-width="11.03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main DACET</text:p>
      <text:p text:style-name="P1">11 hameau des grives</text:p>
      <text:p text:style-name="P1">62223 Saint-Nicolas</text:p>
      <text:p text:style-name="P1"/>
      <text:p text:style-name="P1">Née le 26 novembres 2006</text:p>
      <text:p text:style-name="P1"/>
      <text:p text:style-name="P1">0769176893</text:p>
      <text:p text:style-name="P1">romaindacet11@gmail.com</text:p>
      <text:p text:style-name="P1"/>
      <text:p text:style-name="P1"/>
      <text:p text:style-name="P2"><draw:custom-shape text:anchor-type="paragraph" draw:z-index="0" draw:name="Forme 1" draw:style-name="gr2" draw:text-style-name="P13" svg:width="11.034cm" svg:height="1.377cm" svg:x="3.605cm" svg:y="0.145cm"><text:p/><draw:enhanced-geometry svg:viewBox="0 0 21600 21600" draw:type="rectangle" draw:enhanced-path="M 0 0 L 21600 0 21600 21600 0 21600 0 0 Z N"/></draw:custom-shape><draw:frame text:anchor-type="paragraph" draw:z-index="1" draw:name="Cadre de texte 1" draw:style-name="gr1" draw:text-style-name="P12" svg:width="10.849cm" svg:height="1.086cm" svg:x="3.605cm" svg:y="0.303cm"><draw:text-box><text:p text:style-name="P11">Projet professionnel :</text:p><text:p text:style-name="P11">Assistant réseau</text:p></draw:text-box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3">Formation et Diplôme</text:p>
      <text:p text:style-name="P3"/>
      <text:p text:style-name="P5">2025/2026: 1ère année de BTS SIO</text:p>
      <text:p text:style-name="P10"><text:s/>Lycée Guy Mollet à Arras</text:p>
      <text:p text:style-name="P3"/>
      <text:p text:style-name="P5">2024/2025: 1ère année de BTS CIEL électronique et réseau</text:p>
      <text:p text:style-name="P10"><text:span text:style-name="T1"><text:s/></text:span>Lycée Gustave Eiffel à Armentières</text:p>
      <text:p text:style-name="P10"/>
      <text:p text:style-name="P5">2024 : Baccalauréat système numérique option B (Audiovisuel,</text:p>
      <text:p text:style-name="P5">réseau et équipements domestiques) mention AB</text:p>
      <text:p text:style-name="P10"><text:span text:style-name="T1"><text:s/></text:span>Lycée Savary -Ferry à Arras</text:p>
      <text:p text:style-name="P5"/>
      <text:p text:style-name="P5">2021/2022 : Seconde professionnelle transition numérique et</text:p>
      <text:p text:style-name="P5">énergétique</text:p>
      <text:p text:style-name="P5"><text:span text:style-name="T1"><text:s/></text:span><text:span text:style-name="T2">Lycée Savary -Ferry à Arras</text:span></text:p>
      <text:p text:style-name="P10"/>
      <text:p text:style-name="P4">S<text:span text:style-name="T1">tages</text:span></text:p>
      <text:p text:style-name="P4"/>
      <text:p text:style-name="P8">26 mai - 4 juillet / Service informatique du conseil départemental du Pas de Calais</text:p>
      <text:p text:style-name="P8"><text:s/><text:span text:style-name="T2">Appel de client pour l'installation de miscroft autentificator, installation de materiel dans l'ensemble du département</text:span> <text:s/></text:p>
      <text:p text:style-name="P4"/>
      <text:p text:style-name="P6">29 janvier - 23 février 2024<text:span text:style-name="T5"> / </text:span><text:span text:style-name="T2">Service Interministériel Départemental des Systèmes</text:span><text:span text:style-name="T3"> </text:span><text:span text:style-name="T2">d'Information et de Communication (SIDSIC) de la Préfecture</text:span><text:span text:style-name="T3"> </text:span><text:span text:style-name="T2">du Pas-de-Calai</text:span><text:span text:style-name="T4">s</text:span></text:p>
      <text:p text:style-name="P9"><text:span text:style-name="T1"><text:s/></text:span>Installation Windows sur différents postes<text:span text:style-name="T5">,</text:span><text:span text:style-name="T1"> </text:span><text:span text:style-name="T5">i</text:span>nstallation d’un système réseau pour une salle de<text:span text:style-name="T5"> </text:span>conférence</text:p>
      <text:p text:style-name="P7"><text:s/></text:p>
      <text:p text:style-name="P6">25 septembre - 22 octobre 2023<text:span text:style-name="T5"> / É</text:span><text:span text:style-name="T2">lectroménager chez Pro et Cie</text:span></text:p>
      <text:p text:style-name="P9"><text:span text:style-name="T5"><text:s/></text:span>Réparation et dépannage de machine électroménager</text:p>
      <text:p text:style-name="P6"/>
      <text:p text:style-name="P6">8 Mai - 2 juin 2023<text:span text:style-name="T5"> / </text:span>Axecibles</text:p>
      <text:p text:style-name="P9"><text:span text:style-name="T5"><text:s/></text:span>Installation Windows et programmation en python,</text:p>
      <text:p text:style-name="P9"><text:span text:style-name="T5"><text:s/></text:span>découverte de linux</text:p>
      <text:p text:style-name="P9"/>
      <text:p text:style-name="P9">21 novembre -17 Décembre 2022<text:span text:style-name="T5"> / </text:span>Itech Informatique et Technologies</text:p>
      <text:p text:style-name="P9"><text:span text:style-name="T5"><text:s/></text:span>Configuration d’un Qwartz avec un employer</text:p>
      <text:p text:style-name="P9"/>
      <text:p text:style-name="P9">6 Juin - 2 juillet 2022<text:span text:style-name="T5"> / </text:span>Amipro Boréal Parc</text:p>
      <text:p text:style-name="P9"><text:span text:style-name="T5"><text:s/></text:span>Réparation de pc et installation Windows</text:p>
      <text:p text:style-name="P9"/>
      <text:p text:style-name="P9">6 - 17 Décembre 2021<text:span text:style-name="T5"> / </text:span>Inov-Agency</text:p>
      <text:p text:style-name="P9"><text:span text:style-name="T5"><text:s/></text:span>Programmation en html et cs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15:07:31.140643787</meta:creation-date>
    <dc:date>2025-12-02T14:11:20.154968077</dc:date>
    <meta:editing-duration>PT9M2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5" meta:word-count="221" meta:character-count="1507" meta:non-whitespace-character-count="1251"/>
  </office:meta>
</office:document-meta>
</file>